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dde1" officeooo:paragraph-rsid="001edde1"/>
    </style:style>
    <style:style style:name="P2" style:family="paragraph" style:parent-style-name="Standard">
      <style:text-properties officeooo:paragraph-rsid="001edde1"/>
    </style:style>
    <style:style style:name="P3" style:family="paragraph" style:parent-style-name="Text_20_body">
      <style:text-properties officeooo:paragraph-rsid="002095a6"/>
    </style:style>
    <style:style style:name="P4" style:family="paragraph" style:parent-style-name="Text_20_body">
      <style:text-properties officeooo:paragraph-rsid="0021a38b"/>
    </style:style>
    <style:style style:name="P5" style:family="paragraph" style:parent-style-name="Standard">
      <style:text-properties officeooo:rsid="001edde1" officeooo:paragraph-rsid="001edde1"/>
    </style:style>
    <style:style style:name="P6" style:family="paragraph" style:parent-style-name="Text_20_body">
      <style:text-properties officeooo:rsid="001edde1" officeooo:paragraph-rsid="001edde1"/>
    </style:style>
    <style:style style:name="T1" style:family="text">
      <style:text-properties officeooo:rsid="002095a6"/>
    </style:style>
    <style:style style:name="T2" style:family="text">
      <style:text-properties officeooo:rsid="0021a38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hier des Charges : Projet VetCheck</text:p>
      <text:p text:style-name="P1"/>
      <text:p text:style-name="P1"/>
      <text:p text:style-name="P1">Contexte : </text:p>
      <text:p text:style-name="P1"/>
      <text:p text:style-name="P6">Les vétérinaires pour qui l'informatique est une torture, envoient tous les ans des cartes de rappels (via la poste) à leurs clients pour le vaccin de leur animal domestique.</text:p>
      <text:p text:style-name="Text_20_body">Après avoir (enfin) compris que le digital c'est l'avenir et que ça leur ferait gagner du temps (beaucoup), l'association des vétérinaires de France a décidé de faire appel à votre entreprise pour concevoir cette application.</text:p>
      <text:p text:style-name="Text_20_body">Pour eux, les termes comme REST API, PHP, FRAMEWORK, RESPONSIVE, MYSQL, ELOQUENT, GIT, etc. c'est du japonais traduit en morse.</text:p>
      <text:p text:style-name="Text_20_body">Vous devez donc considérer le niveau technique de votre client (L'association des vétérinaires de France) pour leur expliquer votre idée via une reformulation, des diagrammes, des dictionnaires de données, etc.</text:p>
      <text:p text:style-name="Text_20_body">Une fois fait, vous devez maquetter, concevoir et développer votre application de la façon la plus robuste, la plus sécurisée et surtout la plus intuitive possible.</text:p>
      <text:p text:style-name="Text_20_body">Ne perdez pas de vue que ce qui les intéresse en premier lieu de pouvoir envoyer des rappels automatiques en cliquant sur un bouton directement dans la boîte mail de leur client.</text:p>
      <text:p text:style-name="Text_20_body">Donc l'idée est de mettre en place une application sécurisée pour que le vétérinaire puisse remplir n'importe quel dossier et que chaque client puisse aussi consulter le carnet de santé de son ou ses animaux !</text:p>
      <text:p text:style-name="Text_20_body">Il faut également avoir accès à l'historique des visites, etc.....</text:p>
      <text:p text:style-name="Text_20_body">L'idée est tellement séduisante que les pays voisins tels que l'Irlande ou l'Angleterre souhaitent également faire appel à vous. Pour ça, ils doivent déjà pourvoir tester votre application qui bien-sûr doit être aussi traduite en Anglais...</text:p>
      <text:p text:style-name="P1"/>
      <text:p text:style-name="P1"/>
      <text:p text:style-name="P1">Prestation attendue : </text:p>
      <text:p text:style-name="P1"><text:tab/></text:p>
      <text:p text:style-name="P1"><text:tab/>-Envoi de Mail Automatique en rappel de vaccin</text:p>
      <text:p text:style-name="P1"><text:tab/>-Fiches Client éditable</text:p>
      <text:p text:style-name="P1"><text:tab/>-Fiches Animaux éditable</text:p>
      <text:p text:style-name="P1"/>
      <text:p text:style-name="P1"/>
      <text:p text:style-name="P1">Spécification fonctionnelle:</text:p>
      <text:p text:style-name="P1"/>
      <text:p text:style-name="P1"><text:tab/>-Le Veterinaire peut se login:</text:p>
      <text:p text:style-name="P1"><text:tab/><text:tab/>-Accéder a ses rendez-vous future/passé</text:p>
      <text:p text:style-name="P1"><text:tab/><text:tab/>-Accéder aux fiches client</text:p>
      <text:p text:style-name="P1"><text:tab/><text:tab/>-Éditer, créer une fiche client</text:p>
      <text:p text:style-name="P1"><text:tab/><text:tab/><text:tab/>-Fiche Client: <text:span text:style-name="T1">ID,</text:span> <text:span text:style-name="T1">Nom, Prénom,Adresse, animaux</text:span></text:p>
      <text:p text:style-name="P1"><text:tab/><text:tab/>-<text:span text:style-name="T1">Éditer, créer une fiche animal</text:span></text:p>
      <text:p text:style-name="P1"><text:tab/><text:tab/><text:tab/>-<text:span text:style-name="T1">Fiches Animaux: ID, Nom, Photo , Age, Propriétaire, RDV’s, rappel-auto <text:tab/><text:tab/><text:tab/>vaccin</text:span></text:p>
      <text:p text:style-name="P1"><text:soft-page-break/>Spécification technique : </text:p>
      <text:p text:style-name="P1"/>
      <text:p text:style-name="P1"><text:tab/>Planning: Trello</text:p>
      <text:p text:style-name="P1"><text:tab/>Maquettage: Figma</text:p>
      <text:p text:style-name="P1"><text:tab/>Front-End: HTML, CSS, JavaScript</text:p>
      <text:p text:style-name="P1"><text:tab/>Back-End: PHP </text:p>
      <text:p text:style-name="P1"/>
      <text:p text:style-name="P1"/>
      <text:p text:style-name="P1"/>
      <text:p text:style-name="P1">Prestation attendue :</text:p>
      <text:p text:style-name="P2"/>
      <text:p text:style-name="P4"><text:tab/>-<text:span text:style-name="T2">Application fonctionelle.</text:span></text:p>
      <text:p text:style-name="P3"><text:tab/>-Contexte de l'application, Dictionnaire de données, Diagramme de classes et Diagramme <text:tab/>d'activités, Repo G<text:span text:style-name="T1">it</text:span>. </text:p>
      <text:p text:style-name="P3"><text:tab/></text:p>
      <text:p text:style-name="P3"><text:tab/><text:tab/></text:p>
      <text:p text:style-name="P3"><text:tab/><text:tab/><text:tab/><text:tab/></text:p>
      <text:p text:style-name="P3"><text:tab/><text:tab/><text:tab/><text:tab/><text:tab/>Date de livraison: Vendredi 16 décembre 2022.</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6T11:13:12.763079254</meta:creation-date>
    <dc:date>2022-12-06T16:46:31.054943821</dc:date>
    <meta:editing-duration>PT20M39S</meta:editing-duration>
    <meta:editing-cycles>3</meta:editing-cycles>
    <meta:generator>LibreOffice/7.3.7.2$Linux_X86_64 LibreOffice_project/30$Build-2</meta:generator>
    <meta:document-statistic meta:table-count="0" meta:image-count="0" meta:object-count="0" meta:page-count="2" meta:paragraph-count="36" meta:word-count="361" meta:character-count="2413" meta:non-whitespace-character-count="2038"/>
  </office:meta>
</office:document-meta>
</file>